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otted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808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3.671cm" svg:height="2.7cm" svg:x="9.8cm" svg:y="2.2cm">
          <text:p text:style-name="P1"><text:span text:style-name="T1">本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671cm" svg:height="2.7cm" svg:x="19.4cm" svg:y="2.2cm">
          <text:p text:style-name="P1"><text:span text:style-name="T1">社内開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2" draw:id="id2" draw:layer="layout" draw:type="line" svg:x1="11.635cm" svg:y1="4.9cm" svg:x2="11.641cm" svg:y2="8.178cm" draw:start-shape="id1" draw:start-glue-point="2" svg:d="m11635 4900 6 3278" svg:viewBox="0 0 7 3279">
          <text:p/>
        </draw:connector>
        <draw:connector draw:style-name="gr2" draw:text-style-name="P1" xml:id="id4" draw:id="id4" draw:layer="layout" draw:type="line" svg:x1="11.641cm" svg:y1="8.178cm" svg:x2="21.182cm" svg:y2="9.42cm" draw:start-shape="id2" draw:start-glue-point="3" svg:d="m11641 8178 9541 1242" svg:viewBox="0 0 9542 1243">
          <text:p/>
        </draw:connector>
        <draw:connector draw:style-name="gr3" draw:text-style-name="P1" draw:layer="layout" draw:type="line" svg:x1="21.235cm" svg:y1="4.9cm" svg:x2="21.182cm" svg:y2="9.42cm" draw:start-shape="id3" draw:start-glue-point="2" draw:end-shape="id4" draw:end-glue-point="3" svg:d="m21235 4900-53 4520" svg:viewBox="0 0 54 4521">
          <text:p/>
        </draw:connector>
        <draw:connector draw:style-name="gr2" draw:text-style-name="P1" draw:layer="layout" draw:type="line" svg:x1="11.641cm" svg:y1="8.178cm" svg:x2="11.682cm" svg:y2="13.389cm" draw:start-shape="id2" draw:start-glue-point="3" svg:d="m11641 8178 41 5211" svg:viewBox="0 0 42 5212">
          <text:p/>
        </draw:connector>
        <draw:connector draw:style-name="gr2" draw:text-style-name="P1" xml:id="id5" draw:id="id5" draw:layer="layout" draw:type="line" svg:x1="21.182cm" svg:y1="9.42cm" svg:x2="21.182cm" svg:y2="14.832cm" draw:start-shape="id4" draw:start-glue-point="3" svg:d="m21182 9420v5412" svg:viewBox="0 0 1 5413">
          <text:p/>
        </draw:connector>
        <draw:connector draw:style-name="gr2" draw:text-style-name="P1" draw:layer="layout" draw:type="line" svg:x1="21.182cm" svg:y1="14.832cm" svg:x2="21.182cm" svg:y2="18.48cm" draw:start-shape="id5" draw:start-glue-point="3" svg:d="m21182 14832v3648" svg:viewBox="0 0 1 3649">
          <text:p/>
        </draw:connector>
        <draw:custom-shape draw:style-name="gr4" draw:text-style-name="P1" xml:id="id10" draw:id="id10" draw:layer="layout" svg:width="7.4cm" svg:height="6.994cm" svg:x="1.7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xml:id="id6" draw:id="id6" draw:layer="layout" svg:width="3.279cm" svg:height="3.1cm" svg:x="24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2" xml:id="id11" draw:id="id11" draw:layer="layout" svg:width="2.4cm" svg:height="1.8cm" svg:x="10.5cm" svg:y="5.4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2.4cm" svg:height="1.8cm" svg:x="10.5cm" svg:y="10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8" draw:id="id8" draw:layer="layout" svg:width="1.6cm" svg:height="1.2cm" svg:x="15.6cm" svg:y="8.3cm">
          <text:p text:style-name="P1"><text:span text:style-name="T1">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" draw:id="id7" draw:layer="layout" svg:width="2.4cm" svg:height="1.8cm" svg:x="20cm" svg:y="15.5cm">
          <text:p text:style-name="P1"><text:span text:style-name="T1">大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9" draw:id="id9" draw:layer="layout" svg:width="1.9cm" svg:height="1.5cm" svg:x="20.2cm" svg:y="11.2cm">
          <text:p text:style-name="P1"><text:span text:style-name="T1">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4.58cm" svg:y1="12.646cm" svg:x2="22.4cm" svg:y2="16.4cm" draw:start-shape="id6" draw:start-glue-point="7" draw:end-shape="id7" draw:end-glue-point="10" svg:d="m24580 12646-2180 3754" svg:viewBox="0 0 2181 3755">
          <text:p/>
        </draw:connector>
        <draw:connector draw:style-name="gr6" draw:text-style-name="P1" draw:layer="layout" draw:type="line" svg:x1="24.58cm" svg:y1="10.454cm" svg:x2="16.966cm" svg:y2="9.325cm" draw:start-shape="id6" draw:start-glue-point="5" draw:end-shape="id8" draw:end-glue-point="9" svg:d="m24580 10454-7614-1129" svg:viewBox="0 0 7615 1130">
          <text:p/>
        </draw:connector>
        <draw:connector draw:style-name="gr6" draw:text-style-name="P1" draw:layer="layout" draw:type="line" svg:x1="24.1cm" svg:y1="11.55cm" svg:x2="22.1cm" svg:y2="11.95cm" draw:start-shape="id6" draw:start-glue-point="6" draw:end-shape="id9" draw:end-glue-point="10" svg:d="m24100 11550-2000 400" svg:viewBox="0 0 2001 401">
          <text:p/>
        </draw:connector>
        <draw:connector draw:style-name="gr6" draw:text-style-name="P1" draw:layer="layout" draw:type="line" svg:x1="8.017cm" svg:y1="8.424cm" svg:x2="10.851cm" svg:y2="6.937cm" draw:start-shape="id10" draw:start-glue-point="11" draw:end-shape="id11" draw:end-glue-point="7" svg:d="m8017 8424 2834-1487" svg:viewBox="0 0 2835 1488">
          <text:p/>
        </draw:connector>
        <draw:connector draw:style-name="gr6" draw:text-style-name="P1" draw:layer="layout" draw:type="line" svg:x1="9.1cm" svg:y1="10.897cm" svg:x2="10.5cm" svg:y2="10.9cm" draw:start-shape="id10" draw:start-glue-point="10" draw:end-shape="id12" svg:d="m9100 10897 1400 3" svg:viewBox="0 0 1401 4">
          <text:p/>
        </draw:connector>
        <draw:custom-shape draw:style-name="gr7" draw:text-style-name="P3" draw:layer="layout" svg:width="14.2cm" svg:height="3.6cm" svg:x="4.8cm" svg:y="15.4cm">
          <text:p text:style-name="P3"><text:span text:style-name="T2">とはいえ本家リソースを使わないなら</text:span></text:p>
          <text:p text:style-name="P3"><text:span text:style-name="T2">独自開発と同じ工数がかかってしまう</text:span></text:p>
          <draw:enhanced-geometry svg:viewBox="0 0 21600 21600" draw:text-areas="800 800 20800 20800" draw:type="round-rectangular-callout" draw:modifiers="23796.3523695514 6700.1388503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3-01-18T12:53:30</dc:date>
    <dc:creator>Okabe Kiwamu</dc:creator>
    <meta:editing-duration>PT1H55M34S</meta:editing-duration>
    <meta:editing-cycles>152</meta:editing-cycles>
    <meta:generator>LibreOffice/3.6$Linux_X86_64 LibreOffice_project/360m1$Build-1</meta:generator>
    <meta:document-statistic meta:object-count="21"/>
  </office:meta>
</office:document-meta>
</file>